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language="en" fo:country="US"/>
    </style:style>
    <style:style style:name="P4" style:family="paragraph" style:parent-style-name="Standard">
      <style:text-properties style:font-name="Arial" fo:language="en" fo:country="US" fo:font-weight="bold" style:font-weight-asian="bold" style:font-weight-complex="bold"/>
    </style:style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erformance <text:span text:style-name="T2">evaluation</text:span></text:h>
      <text:p text:style-name="P1"/>
      <text:p text:style-name="P2">T<text:span text:style-name="T2">est scenario 1: 1-1</text:span></text:p>
      <text:p text:style-name="P3">Number of servers: 1</text:p>
      <text:p text:style-name="P3">Number of clients: 1</text:p>
      <text:p text:style-name="P3">cacheSize: 5</text:p>
      <text:p text:style-name="P3">strategy: FIFO</text:p>
      <text:p text:style-name="P3"/>
      <text:p text:style-name="P3">Time required for put:</text:p>
      <text:p text:style-name="P3">Time required for get:</text:p>
      <text:p text:style-name="P3"/>
      <text:p text:style-name="P3">This test scenario shows the connection model proposed in Milestone1. One server is able to handle a single client fairly well.</text:p>
      <text:p text:style-name="P3"/>
      <text:p text:style-name="P4">Test scenario 2: 1 server, several clients</text:p>
      <text:p text:style-name="P3">Number of servers: 1</text:p>
      <text:p text:style-name="P3">Number of clients: 5</text:p>
      <text:p text:style-name="P3">cacheSize: 5</text:p>
      <text:p text:style-name="P3">strategy: FIFO</text:p>
      <text:p text:style-name="P3"/>
      <text:p text:style-name="P3">Time required for put:</text:p>
      <text:p text:style-name="P3">Time required for get:</text:p>
      <text:p text:style-name="P3"/>
      <text:p text:style-name="P3">This test scenario shows the connection model proposed in Milestone2. One server is able to handle a <text:s/>small number of clients fairly well.</text:p>
      <text:p text:style-name="P3"/>
      <text:p text:style-name="P3"><text:span text:style-name="T1">Test scenario 3: one server, many clients</text:span></text:p>
      <text:p text:style-name="P3">Number of servers: 1</text:p>
      <text:p text:style-name="P3">Number of clients: 25</text:p>
      <text:p text:style-name="P3">cacheSize: 5</text:p>
      <text:p text:style-name="P3">strategy: FIFO</text:p>
      <text:p text:style-name="P3"/>
      <text:p text:style-name="P3">Time required for put:</text:p>
      <text:p text:style-name="P3">Time required for get:</text:p>
      <text:p text:style-name="P3"/>
      <text:p text:style-name="P3">This test scenario shows the connection model proposed in Milestone2. The operations start to slow down for too many clients.</text:p>
      <text:p text:style-name="P3"/>
      <text:p text:style-name="P4">Test scenario 4: several servers</text:p>
      <text:p text:style-name="P3">Number of servers: 5</text:p>
      <text:p text:style-name="P3">Number of clients: 5</text:p>
      <text:p text:style-name="P3">cacheSize: 5</text:p>
      <text:p text:style-name="P3">strategy: FIFO</text:p>
      <text:p text:style-name="P3"/>
      <text:p text:style-name="P3">Time required for put:</text:p>
      <text:p text:style-name="P3">Time required for get:</text:p>
      <text:p text:style-name="P3"/>
      <text:p text:style-name="P3">Now the ECS handles several servers. The workload is well-balanced.</text:p>
      <text:p text:style-name="P3"/>
      <text:p text:style-name="P3"><text:span text:style-name="T1">Test scenario 5: several servers, many clients</text:span></text:p>
      <text:p text:style-name="P3">Number of servers: 5</text:p>
      <text:p text:style-name="P3"><text:soft-page-break/>Number of clients: 25</text:p>
      <text:p text:style-name="P3">cacheSize: 5</text:p>
      <text:p text:style-name="P3">strategy: FIFO</text:p>
      <text:p text:style-name="P3"/>
      <text:p text:style-name="P3">Time required for put:</text:p>
      <text:p text:style-name="P3">Time required for get:</text:p>
      <text:p text:style-name="P3"/>
      <text:p text:style-name="P3">Now the ECS handles several servers. The workload is well-balanced, although the response times are getting slower.</text:p>
      <text:p text:style-name="P3"/>
      <text:p text:style-name="P4">Test scenario 6: Different displacement strategies</text:p>
      <text:p text:style-name="P3">Number of servers: 5</text:p>
      <text:p text:style-name="P3">Number of clients: 5</text:p>
      <text:p text:style-name="P3">cacheSize: 5</text:p>
      <text:p text:style-name="P3"/>
      <text:p text:style-name="P3"><draw:frame draw:style-name="fr1" draw:name="Objekt2" text:anchor-type="paragraph" svg:width="7.997cm" svg:height="7.00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4">Test scenario 7: Varying cache sizes</text:p>
      <text:p text:style-name="P3">Number of servers: 5</text:p>
      <text:p text:style-name="P3">Number of clients: 5</text:p>
      <text:p text:style-name="P3">strategy: FIFO</text:p>
      <text:p text:style-name="P3"/>
      <text:p text:style-name="P3"/>
      <text:p text:style-name="P3"><draw:frame draw:style-name="fr1" draw:name="Objekt1" text:anchor-type="paragraph" svg:width="7.997cm" svg:height="7.00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11-26T14:16:33.78</meta:creation-date>
    <dc:date>2015-11-26T14:38:14.46</dc:date>
    <meta:editing-duration>PT00H21M42S</meta:editing-duration>
    <meta:editing-cycles>3</meta:editing-cycles>
    <meta:generator>OpenOffice.org/3.1$Win32 OpenOffice.org_project/310m19$Build-9420</meta:generator>
    <meta:document-statistic meta:table-count="0" meta:image-count="0" meta:object-count="2" meta:page-count="2" meta:paragraph-count="49" meta:word-count="255" meta:character-count="15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7.997cm" svg:height="7cm" chart:class="chart:line" chart:style-name="ch1">
        <chart:legend chart:legend-position="end" svg:x="5.944cm" svg:y="3.192cm" chart:style-name="ch2"/>
        <chart:plot-area chart:style-name="ch3" chart:data-source-has-labels="both" svg:x="0.159cm" svg:y="0.14cm" svg:width="5.627cm" svg:height="6.58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. Time</text:p>
              </table:table-cell>
            </table:table-row>
          </table:table-header-rows>
          <table:table-rows>
            <table:table-row>
              <table:table-cell office:value-type="string">
                <text:p>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">
                <text:p>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997cm" svg:height="7cm" chart:class="chart:line" chart:style-name="ch1">
        <chart:legend chart:legend-position="end" svg:x="5.944cm" svg:y="3.192cm" chart:style-name="ch2"/>
        <chart:plot-area chart:style-name="ch3" chart:data-source-has-labels="both" svg:x="0.159cm" svg:y="0.14cm" svg:width="5.627cm" svg:height="6.58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. Time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LRU</text:p>
              </table:table-cell>
              <table:table-cell office:value-type="float" office:value="3.1">
                <text:p>3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